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59.04mm"/>
    </style:style>
    <style:style style:name="co5" style:family="table-column">
      <style:table-column-properties fo:break-before="auto" style:column-width="57.04mm"/>
    </style:style>
    <style:style style:name="co6" style:family="table-column">
      <style:table-column-properties fo:break-before="auto" style:column-width="2.47mm"/>
    </style:style>
    <style:style style:name="co7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5.1mm" fo:break-before="auto" style:use-optimal-row-height="false"/>
    </style:style>
    <style:style style:name="ro4" style:family="table-row">
      <style:table-row-properties style:row-height="3.77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85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 style:data-style-name="N185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85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8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18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8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8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18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 style:data-style-name="N18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20"/>
        <table:table-column table:style-name="co4" table:number-columns-repeated="3" table:default-cell-style-name="ce25"/>
        <table:table-column table:style-name="co5" table:default-cell-style-name="ce25"/>
        <table:table-column table:style-name="co6" table:default-cell-style-name="ce38"/>
        <table:table-column table:style-name="co3" table:default-cell-style-name="ce38"/>
        <table:table-column table:style-name="co7" table:number-columns-repeated="248" table:default-cell-style-name="ce38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8-1 原油供給與煉製</text:p>
          </table:table-cell>
          <table:covered-table-cell table:number-columns-repeated="6" table:style-name="ce9"/>
          <table:table-cell table:style-name="ce36" table:number-columns-repeated="1017"/>
        </table:table-row>
        <table:table-row table:style-name="ro2">
          <table:table-cell table:style-name="ce2" table:number-columns-repeated="6"/>
          <table:table-cell table:style-name="ce14" office:value-type="string" calcext:value-type="string">
            <text:p>單位：公秉</text:p>
          </table:table-cell>
          <table:table-cell table:style-name="ce37"/>
          <table:table-cell table:style-name="ce39" table:number-columns-repeated="1016"/>
        </table:table-row>
        <table:table-row table:style-name="ro3">
          <table:table-cell table:style-name="ce3" office:value-type="string" calcext:value-type="string" table:number-columns-spanned="3" table:number-rows-spanned="2">
            <text:p>年月</text:p>
          </table:table-cell>
          <table:covered-table-cell table:style-name="ce10"/>
          <table:covered-table-cell table:style-name="ce15"/>
          <table:table-cell table:style-name="ce21" office:value-type="string" calcext:value-type="string" table:number-columns-spanned="3" table:number-rows-spanned="1">
            <text:p>原油供給</text:p>
          </table:table-cell>
          <table:covered-table-cell table:style-name="ce26"/>
          <table:covered-table-cell table:style-name="ce30"/>
          <table:table-cell table:style-name="ce3" office:value-type="string" calcext:value-type="string" table:number-columns-spanned="1" table:number-rows-spanned="2">
            <text:p>煉製投入</text:p>
          </table:table-cell>
          <table:table-cell table:style-name="ce37"/>
          <table:table-cell table:style-name="ce39" table:number-columns-repeated="1016"/>
        </table:table-row>
        <table:table-row table:style-name="ro3">
          <table:covered-table-cell table:style-name="ce4"/>
          <table:covered-table-cell table:style-name="ce11"/>
          <table:covered-table-cell table:style-name="ce16"/>
          <table:table-cell table:style-name="ce3" office:value-type="string" calcext:value-type="string">
            <text:p>合計</text:p>
          </table:table-cell>
          <table:table-cell table:style-name="ce3" office:value-type="string" calcext:value-type="string">
            <text:p>自產</text:p>
          </table:table-cell>
          <table:table-cell table:style-name="ce31" office:value-type="string" calcext:value-type="string">
            <text:p>進口</text:p>
          </table:table-cell>
          <table:covered-table-cell table:style-name="ce32"/>
          <table:table-cell table:style-name="ce37"/>
          <table:table-cell table:style-name="ce39" table:number-columns-repeated="1016"/>
        </table:table-row>
        <table:table-row table:style-name="ro4">
          <table:table-cell table:style-name="ce5" office:value-type="string" calcext:value-type="string">
            <text:p>民國 91年</text:p>
          </table:table-cell>
          <table:table-cell table:style-name="ce12"/>
          <table:table-cell table:style-name="ce17"/>
          <table:table-cell table:style-name="ce22" office:value-type="float" office:value="45710370" calcext:value-type="float">
            <text:p><text:s/>45,710,370 <text:s text:c="31"/></text:p>
          </table:table-cell>
          <table:table-cell table:style-name="ce27" office:value-type="float" office:value="51097" calcext:value-type="float">
            <text:p><text:s/>51,097 <text:s text:c="31"/></text:p>
          </table:table-cell>
          <table:table-cell table:style-name="ce27" office:value-type="float" office:value="45659273" calcext:value-type="float">
            <text:p><text:s/>45,659,273 <text:s text:c="31"/></text:p>
          </table:table-cell>
          <table:table-cell table:style-name="ce33" office:value-type="float" office:value="45794316" calcext:value-type="float">
            <text:p><text:s/>45,794,316 <text:s text:c="31"/>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民國 92年</text:p>
          </table:table-cell>
          <table:table-cell table:style-name="ce13"/>
          <table:table-cell table:style-name="ce18"/>
          <table:table-cell table:style-name="ce23" office:value-type="float" office:value="51783536" calcext:value-type="float">
            <text:p><text:s/>51,783,536 <text:s text:c="31"/></text:p>
          </table:table-cell>
          <table:table-cell table:style-name="ce28" office:value-type="float" office:value="45760" calcext:value-type="float">
            <text:p><text:s/>45,760 <text:s text:c="31"/></text:p>
          </table:table-cell>
          <table:table-cell table:style-name="ce28" office:value-type="float" office:value="51737776" calcext:value-type="float">
            <text:p><text:s/>51,737,776 <text:s text:c="31"/></text:p>
          </table:table-cell>
          <table:table-cell table:style-name="ce34" office:value-type="float" office:value="51538914" calcext:value-type="float">
            <text:p><text:s/>51,538,914 <text:s text:c="31"/>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民國 93年</text:p>
          </table:table-cell>
          <table:table-cell table:style-name="ce13"/>
          <table:table-cell table:style-name="ce18"/>
          <table:table-cell table:style-name="ce23" office:value-type="float" office:value="58490236" calcext:value-type="float">
            <text:p><text:s/>58,490,236 <text:s text:c="31"/></text:p>
          </table:table-cell>
          <table:table-cell table:style-name="ce28" office:value-type="float" office:value="44562" calcext:value-type="float">
            <text:p><text:s/>44,562 <text:s text:c="31"/></text:p>
          </table:table-cell>
          <table:table-cell table:style-name="ce28" office:value-type="float" office:value="58445674" calcext:value-type="float">
            <text:p><text:s/>58,445,674 <text:s text:c="31"/></text:p>
          </table:table-cell>
          <table:table-cell table:style-name="ce34" office:value-type="float" office:value="58090798" calcext:value-type="float">
            <text:p><text:s/>58,090,798 <text:s text:c="31"/>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民國 94年</text:p>
          </table:table-cell>
          <table:table-cell table:style-name="ce13"/>
          <table:table-cell table:style-name="ce18"/>
          <table:table-cell table:style-name="ce23" office:value-type="float" office:value="60672321" calcext:value-type="float">
            <text:p><text:s/>60,672,321 <text:s text:c="31"/></text:p>
          </table:table-cell>
          <table:table-cell table:style-name="ce28" office:value-type="float" office:value="32389" calcext:value-type="float">
            <text:p><text:s/>32,389 <text:s text:c="31"/></text:p>
          </table:table-cell>
          <table:table-cell table:style-name="ce28" office:value-type="float" office:value="60639932" calcext:value-type="float">
            <text:p><text:s/>60,639,932 <text:s text:c="31"/></text:p>
          </table:table-cell>
          <table:table-cell table:style-name="ce34" office:value-type="float" office:value="60478951" calcext:value-type="float">
            <text:p><text:s/>60,478,951 <text:s text:c="31"/>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民國 95年</text:p>
          </table:table-cell>
          <table:table-cell table:style-name="ce13"/>
          <table:table-cell table:style-name="ce18"/>
          <table:table-cell table:style-name="ce23" office:value-type="float" office:value="58022704" calcext:value-type="float">
            <text:p><text:s/>58,022,704 <text:s text:c="31"/></text:p>
          </table:table-cell>
          <table:table-cell table:style-name="ce28" office:value-type="float" office:value="23565" calcext:value-type="float">
            <text:p><text:s/>23,565 <text:s text:c="31"/></text:p>
          </table:table-cell>
          <table:table-cell table:style-name="ce28" office:value-type="float" office:value="57999139" calcext:value-type="float">
            <text:p><text:s/>57,999,139 <text:s text:c="31"/></text:p>
          </table:table-cell>
          <table:table-cell table:style-name="ce34" office:value-type="float" office:value="58048619" calcext:value-type="float">
            <text:p><text:s/>58,048,619 <text:s text:c="31"/>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民國 96年</text:p>
          </table:table-cell>
          <table:table-cell table:style-name="ce13"/>
          <table:table-cell table:style-name="ce18"/>
          <table:table-cell table:style-name="ce23" office:value-type="float" office:value="57491122" calcext:value-type="float">
            <text:p><text:s/>57,491,122 <text:s text:c="31"/></text:p>
          </table:table-cell>
          <table:table-cell table:style-name="ce28" office:value-type="float" office:value="17778" calcext:value-type="float">
            <text:p><text:s/>17,778 <text:s text:c="31"/></text:p>
          </table:table-cell>
          <table:table-cell table:style-name="ce28" office:value-type="float" office:value="57473344" calcext:value-type="float">
            <text:p><text:s/>57,473,344 <text:s text:c="31"/></text:p>
          </table:table-cell>
          <table:table-cell table:style-name="ce34" office:value-type="float" office:value="57576960" calcext:value-type="float">
            <text:p><text:s/>57,576,960 <text:s text:c="31"/>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民國 97年</text:p>
          </table:table-cell>
          <table:table-cell table:style-name="ce13"/>
          <table:table-cell table:style-name="ce18"/>
          <table:table-cell table:style-name="ce23" office:value-type="float" office:value="52961007" calcext:value-type="float">
            <text:p><text:s/>52,961,007 <text:s text:c="31"/></text:p>
          </table:table-cell>
          <table:table-cell table:style-name="ce28" office:value-type="float" office:value="16097" calcext:value-type="float">
            <text:p><text:s/>16,097 <text:s text:c="31"/></text:p>
          </table:table-cell>
          <table:table-cell table:style-name="ce28" office:value-type="float" office:value="52944910" calcext:value-type="float">
            <text:p><text:s/>52,944,910 <text:s text:c="31"/></text:p>
          </table:table-cell>
          <table:table-cell table:style-name="ce34" office:value-type="float" office:value="52373067" calcext:value-type="float">
            <text:p><text:s/>52,373,067 <text:s text:c="31"/>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民國 98年</text:p>
          </table:table-cell>
          <table:table-cell table:style-name="ce13"/>
          <table:table-cell table:style-name="ce18"/>
          <table:table-cell table:style-name="ce23" office:value-type="float" office:value="54894922" calcext:value-type="float">
            <text:p><text:s/>54,894,922 <text:s text:c="31"/></text:p>
          </table:table-cell>
          <table:table-cell table:style-name="ce28" office:value-type="float" office:value="15996" calcext:value-type="float">
            <text:p><text:s/>15,996 <text:s text:c="31"/></text:p>
          </table:table-cell>
          <table:table-cell table:style-name="ce28" office:value-type="float" office:value="54878926" calcext:value-type="float">
            <text:p><text:s/>54,878,926 <text:s text:c="31"/></text:p>
          </table:table-cell>
          <table:table-cell table:style-name="ce34" office:value-type="float" office:value="55452503" calcext:value-type="float">
            <text:p><text:s/>55,452,503 <text:s text:c="31"/>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民國 99年</text:p>
          </table:table-cell>
          <table:table-cell table:style-name="ce13"/>
          <table:table-cell table:style-name="ce18"/>
          <table:table-cell table:style-name="ce23" office:value-type="float" office:value="50863948" calcext:value-type="float">
            <text:p><text:s/>50,863,948 <text:s text:c="31"/></text:p>
          </table:table-cell>
          <table:table-cell table:style-name="ce28" office:value-type="float" office:value="14229" calcext:value-type="float">
            <text:p><text:s/>14,229 <text:s text:c="31"/></text:p>
          </table:table-cell>
          <table:table-cell table:style-name="ce28" office:value-type="float" office:value="50849719" calcext:value-type="float">
            <text:p><text:s/>50,849,719 <text:s text:c="31"/></text:p>
          </table:table-cell>
          <table:table-cell table:style-name="ce34" office:value-type="float" office:value="50849681" calcext:value-type="float">
            <text:p><text:s/>50,849,681 <text:s text:c="31"/>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民國100年</text:p>
          </table:table-cell>
          <table:table-cell table:style-name="ce13"/>
          <table:table-cell table:style-name="ce18"/>
          <table:table-cell table:style-name="ce23" office:value-type="float" office:value="46140494" calcext:value-type="float">
            <text:p><text:s/>46,140,494 <text:s text:c="31"/></text:p>
          </table:table-cell>
          <table:table-cell table:style-name="ce28" office:value-type="float" office:value="11344" calcext:value-type="float">
            <text:p><text:s/>11,344 <text:s text:c="31"/></text:p>
          </table:table-cell>
          <table:table-cell table:style-name="ce28" office:value-type="float" office:value="46129150" calcext:value-type="float">
            <text:p><text:s/>46,129,150 <text:s text:c="31"/></text:p>
          </table:table-cell>
          <table:table-cell table:style-name="ce34" office:value-type="float" office:value="46928134" calcext:value-type="float">
            <text:p><text:s/>46,928,134 <text:s text:c="31"/>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民國101年</text:p>
          </table:table-cell>
          <table:table-cell table:style-name="ce13"/>
          <table:table-cell table:style-name="ce18"/>
          <table:table-cell table:style-name="ce23" office:value-type="float" office:value="51371126" calcext:value-type="float">
            <text:p><text:s/>51,371,126 <text:s text:c="31"/></text:p>
          </table:table-cell>
          <table:table-cell table:style-name="ce28" office:value-type="float" office:value="11378" calcext:value-type="float">
            <text:p><text:s/>11,378 <text:s text:c="31"/></text:p>
          </table:table-cell>
          <table:table-cell table:style-name="ce28" office:value-type="float" office:value="51359748" calcext:value-type="float">
            <text:p><text:s/>51,359,748 <text:s text:c="31"/></text:p>
          </table:table-cell>
          <table:table-cell table:style-name="ce34" office:value-type="float" office:value="52194286" calcext:value-type="float">
            <text:p><text:s/>52,194,286 <text:s text:c="31"/>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民國102年</text:p>
          </table:table-cell>
          <table:table-cell table:style-name="ce13"/>
          <table:table-cell table:style-name="ce18"/>
          <table:table-cell table:style-name="ce23" office:value-type="float" office:value="48592910" calcext:value-type="float">
            <text:p><text:s/>48,592,910 <text:s text:c="31"/></text:p>
          </table:table-cell>
          <table:table-cell table:style-name="ce28" office:value-type="float" office:value="10513" calcext:value-type="float">
            <text:p><text:s/>10,513 <text:s text:c="31"/></text:p>
          </table:table-cell>
          <table:table-cell table:style-name="ce28" office:value-type="float" office:value="48582397" calcext:value-type="float">
            <text:p><text:s/>48,582,397 <text:s text:c="31"/></text:p>
          </table:table-cell>
          <table:table-cell table:style-name="ce34" office:value-type="float" office:value="49174961" calcext:value-type="float">
            <text:p><text:s/>49,174,961 <text:s text:c="31"/>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民國103年</text:p>
          </table:table-cell>
          <table:table-cell table:style-name="ce13"/>
          <table:table-cell table:style-name="ce18"/>
          <table:table-cell table:style-name="ce23" office:value-type="float" office:value="50092283" calcext:value-type="float">
            <text:p><text:s/>50,092,283 <text:s text:c="31"/></text:p>
          </table:table-cell>
          <table:table-cell table:style-name="ce28" office:value-type="float" office:value="9054" calcext:value-type="float">
            <text:p><text:s/>9,054 <text:s text:c="31"/></text:p>
          </table:table-cell>
          <table:table-cell table:style-name="ce28" office:value-type="float" office:value="50083229" calcext:value-type="float">
            <text:p><text:s/>50,083,229 <text:s text:c="31"/></text:p>
          </table:table-cell>
          <table:table-cell table:style-name="ce34" office:value-type="float" office:value="49302298" calcext:value-type="float">
            <text:p><text:s/>49,302,298 <text:s text:c="31"/>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民國104年</text:p>
          </table:table-cell>
          <table:table-cell table:style-name="ce13"/>
          <table:table-cell table:style-name="ce18"/>
          <table:table-cell table:style-name="ce23" office:value-type="float" office:value="48831032" calcext:value-type="float">
            <text:p><text:s/>48,831,032 <text:s text:c="31"/></text:p>
          </table:table-cell>
          <table:table-cell table:style-name="ce28" office:value-type="float" office:value="9220" calcext:value-type="float">
            <text:p><text:s/>9,220 <text:s text:c="31"/></text:p>
          </table:table-cell>
          <table:table-cell table:style-name="ce28" office:value-type="float" office:value="48821812" calcext:value-type="float">
            <text:p><text:s/>48,821,812 <text:s text:c="31"/></text:p>
          </table:table-cell>
          <table:table-cell table:style-name="ce34" office:value-type="float" office:value="48623551" calcext:value-type="float">
            <text:p><text:s/>48,623,551 <text:s text:c="31"/>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民國105年</text:p>
          </table:table-cell>
          <table:table-cell table:style-name="ce13"/>
          <table:table-cell table:style-name="ce18"/>
          <table:table-cell table:style-name="ce23" office:value-type="float" office:value="49836424" calcext:value-type="float">
            <text:p><text:s/>49,836,424 <text:s text:c="31"/></text:p>
          </table:table-cell>
          <table:table-cell table:style-name="ce28" office:value-type="float" office:value="8446" calcext:value-type="float">
            <text:p><text:s/>8,446 <text:s text:c="31"/></text:p>
          </table:table-cell>
          <table:table-cell table:style-name="ce28" office:value-type="float" office:value="49827978" calcext:value-type="float">
            <text:p><text:s/>49,827,978 <text:s text:c="31"/></text:p>
          </table:table-cell>
          <table:table-cell table:style-name="ce34" office:value-type="float" office:value="50075277" calcext:value-type="float">
            <text:p><text:s/>50,075,277 <text:s text:c="31"/>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民國106年</text:p>
          </table:table-cell>
          <table:table-cell table:style-name="ce13"/>
          <table:table-cell table:style-name="ce18"/>
          <table:table-cell table:style-name="ce23" office:value-type="float" office:value="49477784" calcext:value-type="float">
            <text:p><text:s/>49,477,784 <text:s text:c="31"/></text:p>
          </table:table-cell>
          <table:table-cell table:style-name="ce28" office:value-type="float" office:value="5409" calcext:value-type="float">
            <text:p><text:s/>5,409 <text:s text:c="31"/></text:p>
          </table:table-cell>
          <table:table-cell table:style-name="ce28" office:value-type="float" office:value="49472375" calcext:value-type="float">
            <text:p><text:s/>49,472,375 <text:s text:c="31"/></text:p>
          </table:table-cell>
          <table:table-cell table:style-name="ce34" office:value-type="float" office:value="49222841" calcext:value-type="float">
            <text:p><text:s/>49,222,841 <text:s text:c="31"/>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民國107年</text:p>
          </table:table-cell>
          <table:table-cell table:style-name="ce13"/>
          <table:table-cell table:style-name="ce18"/>
          <table:table-cell table:style-name="ce23" office:value-type="float" office:value="51079768.273" calcext:value-type="float">
            <text:p><text:s/>51,079,768 <text:s text:c="31"/></text:p>
          </table:table-cell>
          <table:table-cell table:style-name="ce28" office:value-type="float" office:value="4677" calcext:value-type="float">
            <text:p><text:s/>4,677 <text:s text:c="31"/></text:p>
          </table:table-cell>
          <table:table-cell table:style-name="ce28" office:value-type="float" office:value="51075091.273" calcext:value-type="float">
            <text:p><text:s/>51,075,091 <text:s text:c="31"/></text:p>
          </table:table-cell>
          <table:table-cell table:style-name="ce34" office:value-type="float" office:value="51616599.834" calcext:value-type="float">
            <text:p><text:s/>51,616,600 <text:s text:c="31"/>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民國108年</text:p>
          </table:table-cell>
          <table:table-cell table:style-name="ce13"/>
          <table:table-cell table:style-name="ce18"/>
          <table:table-cell table:style-name="ce23" office:value-type="float" office:value="51574225.847" calcext:value-type="float">
            <text:p><text:s/>51,574,226 <text:s text:c="31"/></text:p>
          </table:table-cell>
          <table:table-cell table:style-name="ce28" office:value-type="float" office:value="3850.41" calcext:value-type="float">
            <text:p><text:s/>3,850 <text:s text:c="31"/></text:p>
          </table:table-cell>
          <table:table-cell table:style-name="ce28" office:value-type="float" office:value="51570375.437" calcext:value-type="float">
            <text:p><text:s/>51,570,375 <text:s text:c="31"/></text:p>
          </table:table-cell>
          <table:table-cell table:style-name="ce34" office:value-type="float" office:value="51674701.376" calcext:value-type="float">
            <text:p><text:s/>51,674,701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/>
          <table:table-cell table:style-name="ce18"/>
          <table:table-cell table:style-name="ce23"/>
          <table:table-cell table:style-name="ce28" table:number-columns-repeated="2"/>
          <table:table-cell table:style-name="ce34"/>
          <table:table-cell table:number-columns-repeated="1017"/>
        </table:table-row>
        <table:table-row table:style-name="ro4">
          <table:table-cell table:style-name="ce6" office:value-type="string" calcext:value-type="string">
            <text:p>民國109年</text:p>
          </table:table-cell>
          <table:table-cell table:style-name="ce13" office:value-type="string" calcext:value-type="string">
            <text:p><text:s/>1月</text:p>
          </table:table-cell>
          <table:table-cell table:style-name="ce18"/>
          <table:table-cell table:style-name="ce23" office:value-type="float" office:value="4208890.002" calcext:value-type="float">
            <text:p><text:s/>4,208,890 <text:s text:c="31"/></text:p>
          </table:table-cell>
          <table:table-cell table:style-name="ce28" office:value-type="float" office:value="253.86" calcext:value-type="float">
            <text:p><text:s/>254 <text:s text:c="31"/></text:p>
          </table:table-cell>
          <table:table-cell table:style-name="ce28" office:value-type="float" office:value="4208636.142" calcext:value-type="float">
            <text:p><text:s/>4,208,636 <text:s text:c="31"/></text:p>
          </table:table-cell>
          <table:table-cell table:style-name="ce34" office:value-type="float" office:value="4524629.116" calcext:value-type="float">
            <text:p><text:s/>4,524,629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<text:s/>2月</text:p>
          </table:table-cell>
          <table:table-cell table:style-name="ce18"/>
          <table:table-cell table:style-name="ce23" office:value-type="float" office:value="4546480.671" calcext:value-type="float">
            <text:p><text:s/>4,546,481 <text:s text:c="31"/></text:p>
          </table:table-cell>
          <table:table-cell table:style-name="ce28" office:value-type="float" office:value="161.13" calcext:value-type="float">
            <text:p><text:s/>161 <text:s text:c="31"/></text:p>
          </table:table-cell>
          <table:table-cell table:style-name="ce28" office:value-type="float" office:value="4546319.541" calcext:value-type="float">
            <text:p><text:s/>4,546,320 <text:s text:c="31"/></text:p>
          </table:table-cell>
          <table:table-cell table:style-name="ce34" office:value-type="float" office:value="3836337.93" calcext:value-type="float">
            <text:p><text:s/>3,836,338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<text:s/>3月</text:p>
          </table:table-cell>
          <table:table-cell table:style-name="ce18"/>
          <table:table-cell table:style-name="ce23" office:value-type="float" office:value="4133635.093" calcext:value-type="float">
            <text:p><text:s/>4,133,635 <text:s text:c="31"/></text:p>
          </table:table-cell>
          <table:table-cell table:style-name="ce28" office:value-type="float" office:value="178.44" calcext:value-type="float">
            <text:p><text:s/>178 <text:s text:c="31"/></text:p>
          </table:table-cell>
          <table:table-cell table:style-name="ce28" office:value-type="float" office:value="4133456.653" calcext:value-type="float">
            <text:p><text:s/>4,133,457 <text:s text:c="31"/></text:p>
          </table:table-cell>
          <table:table-cell table:style-name="ce34" office:value-type="float" office:value="3870288.08" calcext:value-type="float">
            <text:p><text:s/>3,870,288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<text:s/>4月</text:p>
          </table:table-cell>
          <table:table-cell table:style-name="ce18"/>
          <table:table-cell table:style-name="ce23" office:value-type="float" office:value="3775485.101" calcext:value-type="float">
            <text:p><text:s/>3,775,485 <text:s text:c="31"/></text:p>
          </table:table-cell>
          <table:table-cell table:style-name="ce28" office:value-type="float" office:value="201.89" calcext:value-type="float">
            <text:p><text:s/>202 <text:s text:c="31"/></text:p>
          </table:table-cell>
          <table:table-cell table:style-name="ce28" office:value-type="float" office:value="3775283.211" calcext:value-type="float">
            <text:p><text:s/>3,775,283 <text:s text:c="31"/></text:p>
          </table:table-cell>
          <table:table-cell table:style-name="ce34" office:value-type="float" office:value="3374748.117" calcext:value-type="float">
            <text:p><text:s/>3,374,748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<text:s/>5月</text:p>
          </table:table-cell>
          <table:table-cell table:style-name="ce18"/>
          <table:table-cell table:style-name="ce23" office:value-type="float" office:value="3312305.139" calcext:value-type="float">
            <text:p><text:s/>3,312,305 <text:s text:c="31"/></text:p>
          </table:table-cell>
          <table:table-cell table:style-name="ce28" office:value-type="float" office:value="110.67" calcext:value-type="float">
            <text:p><text:s/>111 <text:s text:c="31"/></text:p>
          </table:table-cell>
          <table:table-cell table:style-name="ce28" office:value-type="float" office:value="3312194.469" calcext:value-type="float">
            <text:p><text:s/>3,312,194 <text:s text:c="31"/></text:p>
          </table:table-cell>
          <table:table-cell table:style-name="ce34" office:value-type="float" office:value="3864065.23" calcext:value-type="float">
            <text:p><text:s/>3,864,065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<text:s/>6月</text:p>
          </table:table-cell>
          <table:table-cell table:style-name="ce18"/>
          <table:table-cell table:style-name="ce23" office:value-type="float" office:value="3658081.416" calcext:value-type="float">
            <text:p><text:s/>3,658,081 <text:s text:c="31"/></text:p>
          </table:table-cell>
          <table:table-cell table:style-name="ce28" office:value-type="float" office:value="135.59" calcext:value-type="float">
            <text:p><text:s/>136 <text:s text:c="31"/></text:p>
          </table:table-cell>
          <table:table-cell table:style-name="ce28" office:value-type="float" office:value="3657945.826" calcext:value-type="float">
            <text:p><text:s/>3,657,946 <text:s text:c="31"/></text:p>
          </table:table-cell>
          <table:table-cell table:style-name="ce34" office:value-type="float" office:value="3591328.595" calcext:value-type="float">
            <text:p><text:s/>3,591,329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<text:s/>7月</text:p>
          </table:table-cell>
          <table:table-cell table:style-name="ce18"/>
          <table:table-cell table:style-name="ce23" office:value-type="float" office:value="3372814.86" calcext:value-type="float">
            <text:p><text:s/>3,372,815 <text:s text:c="31"/></text:p>
          </table:table-cell>
          <table:table-cell table:style-name="ce28" office:value-type="float" office:value="173.31" calcext:value-type="float">
            <text:p><text:s/>173 <text:s text:c="31"/></text:p>
          </table:table-cell>
          <table:table-cell table:style-name="ce28" office:value-type="float" office:value="3372641.55" calcext:value-type="float">
            <text:p><text:s/>3,372,642 <text:s text:c="31"/></text:p>
          </table:table-cell>
          <table:table-cell table:style-name="ce34" office:value-type="float" office:value="3235790.95" calcext:value-type="float">
            <text:p><text:s/>3,235,791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<text:s/>8月</text:p>
          </table:table-cell>
          <table:table-cell table:style-name="ce18"/>
          <table:table-cell table:style-name="ce23" office:value-type="float" office:value="3029495.891" calcext:value-type="float">
            <text:p><text:s/>3,029,496 <text:s text:c="31"/></text:p>
          </table:table-cell>
          <table:table-cell table:style-name="ce28" office:value-type="float" office:value="161.96" calcext:value-type="float">
            <text:p><text:s/>162 <text:s text:c="31"/></text:p>
          </table:table-cell>
          <table:table-cell table:style-name="ce28" office:value-type="float" office:value="3029333.931" calcext:value-type="float">
            <text:p><text:s/>3,029,334 <text:s text:c="31"/></text:p>
          </table:table-cell>
          <table:table-cell table:style-name="ce34" office:value-type="float" office:value="3015047.191" calcext:value-type="float">
            <text:p><text:s/>3,015,047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<text:s/>9月</text:p>
          </table:table-cell>
          <table:table-cell table:style-name="ce18"/>
          <table:table-cell table:style-name="ce23" office:value-type="float" office:value="3314853.785" calcext:value-type="float">
            <text:p><text:s/>3,314,854 <text:s text:c="31"/></text:p>
          </table:table-cell>
          <table:table-cell table:style-name="ce28" office:value-type="float" office:value="145.69" calcext:value-type="float">
            <text:p><text:s/>146 <text:s text:c="31"/></text:p>
          </table:table-cell>
          <table:table-cell table:style-name="ce28" office:value-type="float" office:value="3314708.095" calcext:value-type="float">
            <text:p><text:s/>3,314,708 <text:s text:c="31"/></text:p>
          </table:table-cell>
          <table:table-cell table:style-name="ce34" office:value-type="float" office:value="3633574.358" calcext:value-type="float">
            <text:p><text:s/>3,633,574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10月</text:p>
          </table:table-cell>
          <table:table-cell table:style-name="ce18"/>
          <table:table-cell table:style-name="ce23" office:value-type="float" office:value="2864055.786" calcext:value-type="float">
            <text:p><text:s/>2,864,056 <text:s text:c="31"/></text:p>
          </table:table-cell>
          <table:table-cell table:style-name="ce28" office:value-type="float" office:value="155.59" calcext:value-type="float">
            <text:p><text:s/>156 <text:s text:c="31"/></text:p>
          </table:table-cell>
          <table:table-cell table:style-name="ce28" office:value-type="float" office:value="2863900.196" calcext:value-type="float">
            <text:p><text:s/>2,863,900 <text:s text:c="31"/></text:p>
          </table:table-cell>
          <table:table-cell table:style-name="ce34" office:value-type="float" office:value="2940431.808" calcext:value-type="float">
            <text:p><text:s/>2,940,432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11月</text:p>
          </table:table-cell>
          <table:table-cell table:style-name="ce18"/>
          <table:table-cell table:style-name="ce23" office:value-type="float" office:value="3389787.506" calcext:value-type="float">
            <text:p><text:s/>3,389,788 <text:s text:c="31"/></text:p>
          </table:table-cell>
          <table:table-cell table:style-name="ce28" office:value-type="float" office:value="203.11" calcext:value-type="float">
            <text:p><text:s/>203 <text:s text:c="31"/></text:p>
          </table:table-cell>
          <table:table-cell table:style-name="ce28" office:value-type="float" office:value="3389584.396" calcext:value-type="float">
            <text:p><text:s/>3,389,584 <text:s text:c="31"/></text:p>
          </table:table-cell>
          <table:table-cell table:style-name="ce34" office:value-type="float" office:value="3315550.847" calcext:value-type="float">
            <text:p><text:s/>3,315,551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1 - 11月</text:p>
          </table:table-cell>
          <table:table-cell table:style-name="ce18"/>
          <table:table-cell table:style-name="ce23" office:value-type="float" office:value="39605885.25" calcext:value-type="float">
            <text:p><text:s/>39,605,885 <text:s text:c="31"/></text:p>
          </table:table-cell>
          <table:table-cell table:style-name="ce28" office:value-type="float" office:value="1881.24" calcext:value-type="float">
            <text:p><text:s/>1,881 <text:s text:c="31"/></text:p>
          </table:table-cell>
          <table:table-cell table:style-name="ce28" office:value-type="float" office:value="39604004.01" calcext:value-type="float">
            <text:p><text:s/>39,604,004 <text:s text:c="31"/></text:p>
          </table:table-cell>
          <table:table-cell table:style-name="ce34" office:value-type="float" office:value="39201792.222" calcext:value-type="float">
            <text:p><text:s/>39,201,792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12月</text:p>
          </table:table-cell>
          <table:table-cell table:style-name="ce18"/>
          <table:table-cell table:style-name="ce23" office:value-type="float" office:value="3312223.378" calcext:value-type="float">
            <text:p><text:s/>3,312,223 <text:s text:c="31"/></text:p>
          </table:table-cell>
          <table:table-cell table:style-name="ce28" office:value-type="float" office:value="288.64" calcext:value-type="float">
            <text:p><text:s/>289 <text:s text:c="31"/></text:p>
          </table:table-cell>
          <table:table-cell table:style-name="ce28" office:value-type="float" office:value="3311934.738" calcext:value-type="float">
            <text:p><text:s/>3,311,935 <text:s text:c="31"/></text:p>
          </table:table-cell>
          <table:table-cell table:style-name="ce34" office:value-type="float" office:value="3015067.986" calcext:value-type="float">
            <text:p><text:s/>3,015,068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1 - 12月</text:p>
          </table:table-cell>
          <table:table-cell table:style-name="ce18"/>
          <table:table-cell table:style-name="ce23" office:value-type="float" office:value="42918108.628" calcext:value-type="float">
            <text:p><text:s/>42,918,109 <text:s text:c="31"/></text:p>
          </table:table-cell>
          <table:table-cell table:style-name="ce28" office:value-type="float" office:value="2169.88" calcext:value-type="float">
            <text:p><text:s/>2,170 <text:s text:c="31"/></text:p>
          </table:table-cell>
          <table:table-cell table:style-name="ce28" office:value-type="float" office:value="42915938.748" calcext:value-type="float">
            <text:p><text:s/>42,915,939 <text:s text:c="31"/></text:p>
          </table:table-cell>
          <table:table-cell table:style-name="ce34" office:value-type="float" office:value="42216860.208" calcext:value-type="float">
            <text:p><text:s/>42,216,860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/>
          <table:table-cell table:style-name="ce18"/>
          <table:table-cell table:style-name="ce23"/>
          <table:table-cell table:style-name="ce28" table:number-columns-repeated="2"/>
          <table:table-cell table:style-name="ce34"/>
          <table:table-cell table:number-columns-repeated="1017"/>
        </table:table-row>
        <table:table-row table:style-name="ro4">
          <table:table-cell table:style-name="ce6" office:value-type="string" calcext:value-type="string">
            <text:p>民國110年</text:p>
          </table:table-cell>
          <table:table-cell table:style-name="ce13" office:value-type="string" calcext:value-type="string">
            <text:p><text:s/>1月</text:p>
          </table:table-cell>
          <table:table-cell table:style-name="ce18"/>
          <table:table-cell table:style-name="ce23" office:value-type="float" office:value="3633480.065" calcext:value-type="float">
            <text:p><text:s/>3,633,480 <text:s text:c="31"/></text:p>
          </table:table-cell>
          <table:table-cell table:style-name="ce28" office:value-type="float" office:value="591.89" calcext:value-type="float">
            <text:p><text:s/>592 <text:s text:c="31"/></text:p>
          </table:table-cell>
          <table:table-cell table:style-name="ce28" office:value-type="float" office:value="3632888.175" calcext:value-type="float">
            <text:p><text:s/>3,632,888 <text:s text:c="31"/></text:p>
          </table:table-cell>
          <table:table-cell table:style-name="ce34" office:value-type="float" office:value="3167581.371" calcext:value-type="float">
            <text:p><text:s/>3,167,581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<text:s/>2月</text:p>
          </table:table-cell>
          <table:table-cell table:style-name="ce18"/>
          <table:table-cell table:style-name="ce23" office:value-type="float" office:value="2459499.225" calcext:value-type="float">
            <text:p><text:s/>2,459,499 <text:s text:c="31"/></text:p>
          </table:table-cell>
          <table:table-cell table:style-name="ce28" office:value-type="float" office:value="273.56" calcext:value-type="float">
            <text:p><text:s/>274 <text:s text:c="31"/></text:p>
          </table:table-cell>
          <table:table-cell table:style-name="ce28" office:value-type="float" office:value="2459225.665" calcext:value-type="float">
            <text:p><text:s/>2,459,226 <text:s text:c="31"/></text:p>
          </table:table-cell>
          <table:table-cell table:style-name="ce34" office:value-type="float" office:value="3008506.984" calcext:value-type="float">
            <text:p><text:s/>3,008,507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<text:s/>3月</text:p>
          </table:table-cell>
          <table:table-cell table:style-name="ce18"/>
          <table:table-cell table:style-name="ce23" office:value-type="float" office:value="3920345.733" calcext:value-type="float">
            <text:p><text:s/>3,920,346 <text:s text:c="31"/></text:p>
          </table:table-cell>
          <table:table-cell table:style-name="ce28" office:value-type="float" office:value="154.73" calcext:value-type="float">
            <text:p><text:s/>155 <text:s text:c="31"/></text:p>
          </table:table-cell>
          <table:table-cell table:style-name="ce28" office:value-type="float" office:value="3920191.003" calcext:value-type="float">
            <text:p><text:s/>3,920,191 <text:s text:c="31"/></text:p>
          </table:table-cell>
          <table:table-cell table:style-name="ce34" office:value-type="float" office:value="3674429.946" calcext:value-type="float">
            <text:p><text:s/>3,674,430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<text:s/>4月</text:p>
          </table:table-cell>
          <table:table-cell table:style-name="ce18"/>
          <table:table-cell table:style-name="ce23" office:value-type="float" office:value="3337767.085" calcext:value-type="float">
            <text:p><text:s/>3,337,767 <text:s text:c="31"/></text:p>
          </table:table-cell>
          <table:table-cell table:style-name="ce28" office:value-type="float" office:value="159" calcext:value-type="float">
            <text:p><text:s/>159 <text:s text:c="31"/></text:p>
          </table:table-cell>
          <table:table-cell table:style-name="ce28" office:value-type="float" office:value="3337608.085" calcext:value-type="float">
            <text:p><text:s/>3,337,608 <text:s text:c="31"/></text:p>
          </table:table-cell>
          <table:table-cell table:style-name="ce34" office:value-type="float" office:value="3727283.077" calcext:value-type="float">
            <text:p><text:s/>3,727,283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<text:s/>5月</text:p>
          </table:table-cell>
          <table:table-cell table:style-name="ce18"/>
          <table:table-cell table:style-name="ce23" office:value-type="float" office:value="4161141.416" calcext:value-type="float">
            <text:p><text:s/>4,161,141 <text:s text:c="31"/></text:p>
          </table:table-cell>
          <table:table-cell table:style-name="ce28" office:value-type="float" office:value="192.51" calcext:value-type="float">
            <text:p><text:s/>193 <text:s text:c="31"/></text:p>
          </table:table-cell>
          <table:table-cell table:style-name="ce28" office:value-type="float" office:value="4160948.906" calcext:value-type="float">
            <text:p><text:s/>4,160,949 <text:s text:c="31"/></text:p>
          </table:table-cell>
          <table:table-cell table:style-name="ce34" office:value-type="float" office:value="4054000.387" calcext:value-type="float">
            <text:p><text:s/>4,054,000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<text:s/>6月</text:p>
          </table:table-cell>
          <table:table-cell table:style-name="ce18"/>
          <table:table-cell table:style-name="ce23" office:value-type="float" office:value="3250201.081" calcext:value-type="float">
            <text:p><text:s/>3,250,201 <text:s text:c="31"/></text:p>
          </table:table-cell>
          <table:table-cell table:style-name="ce28" office:value-type="float" office:value="171.17" calcext:value-type="float">
            <text:p><text:s/>171 <text:s text:c="31"/></text:p>
          </table:table-cell>
          <table:table-cell table:style-name="ce28" office:value-type="float" office:value="3250029.911" calcext:value-type="float">
            <text:p><text:s/>3,250,030 <text:s text:c="31"/></text:p>
          </table:table-cell>
          <table:table-cell table:style-name="ce34" office:value-type="float" office:value="3945877.469" calcext:value-type="float">
            <text:p><text:s/>3,945,877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<text:s/>7月</text:p>
          </table:table-cell>
          <table:table-cell table:style-name="ce18"/>
          <table:table-cell table:style-name="ce23" office:value-type="float" office:value="4233501.403" calcext:value-type="float">
            <text:p><text:s/>4,233,501 <text:s text:c="31"/></text:p>
          </table:table-cell>
          <table:table-cell table:style-name="ce28" office:value-type="float" office:value="152.77" calcext:value-type="float">
            <text:p><text:s/>153 <text:s text:c="31"/></text:p>
          </table:table-cell>
          <table:table-cell table:style-name="ce28" office:value-type="float" office:value="4233348.633" calcext:value-type="float">
            <text:p><text:s/>4,233,349 <text:s text:c="31"/></text:p>
          </table:table-cell>
          <table:table-cell table:style-name="ce34" office:value-type="float" office:value="4032350.176" calcext:value-type="float">
            <text:p><text:s/>4,032,350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<text:s/>8月</text:p>
          </table:table-cell>
          <table:table-cell table:style-name="ce18"/>
          <table:table-cell table:style-name="ce23" office:value-type="float" office:value="4933202.938" calcext:value-type="float">
            <text:p><text:s/>4,933,203 <text:s text:c="31"/></text:p>
          </table:table-cell>
          <table:table-cell table:style-name="ce28" office:value-type="float" office:value="148.84" calcext:value-type="float">
            <text:p><text:s/>149 <text:s text:c="31"/></text:p>
          </table:table-cell>
          <table:table-cell table:style-name="ce28" office:value-type="float" office:value="4933054.098" calcext:value-type="float">
            <text:p><text:s/>4,933,054 <text:s text:c="31"/></text:p>
          </table:table-cell>
          <table:table-cell table:style-name="ce34" office:value-type="float" office:value="4243156.987" calcext:value-type="float">
            <text:p><text:s/>4,243,157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<text:s/>9月</text:p>
          </table:table-cell>
          <table:table-cell table:style-name="ce18"/>
          <table:table-cell table:style-name="ce23" office:value-type="float" office:value="3572608.372" calcext:value-type="float">
            <text:p><text:s/>3,572,608 <text:s text:c="31"/></text:p>
          </table:table-cell>
          <table:table-cell table:style-name="ce28" office:value-type="float" office:value="142.69" calcext:value-type="float">
            <text:p><text:s/>143 <text:s text:c="31"/></text:p>
          </table:table-cell>
          <table:table-cell table:style-name="ce28" office:value-type="float" office:value="3572465.682" calcext:value-type="float">
            <text:p><text:s/>3,572,466 <text:s text:c="31"/></text:p>
          </table:table-cell>
          <table:table-cell table:style-name="ce34" office:value-type="float" office:value="3849285.713" calcext:value-type="float">
            <text:p><text:s/>3,849,286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10月</text:p>
          </table:table-cell>
          <table:table-cell table:style-name="ce18"/>
          <table:table-cell table:style-name="ce23" office:value-type="float" office:value="4088804.228" calcext:value-type="float">
            <text:p><text:s/>4,088,804 <text:s text:c="31"/></text:p>
          </table:table-cell>
          <table:table-cell table:style-name="ce28" office:value-type="float" office:value="142.22" calcext:value-type="float">
            <text:p><text:s/>142 <text:s text:c="31"/></text:p>
          </table:table-cell>
          <table:table-cell table:style-name="ce28" office:value-type="float" office:value="4088662.008" calcext:value-type="float">
            <text:p><text:s/>4,088,662 <text:s text:c="31"/></text:p>
          </table:table-cell>
          <table:table-cell table:style-name="ce34" office:value-type="float" office:value="3435661.925" calcext:value-type="float">
            <text:p><text:s/>3,435,662 <text:s text:c="31"/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11月</text:p>
          </table:table-cell>
          <table:table-cell table:style-name="ce18"/>
          <table:table-cell table:style-name="ce23" office:value-type="float" office:value="3133953.498" calcext:value-type="float">
            <text:p><text:s/>3,133,953 <text:s text:c="31"/></text:p>
          </table:table-cell>
          <table:table-cell table:style-name="ce28" office:value-type="float" office:value="146.43" calcext:value-type="float">
            <text:p><text:s/>146 <text:s text:c="31"/></text:p>
          </table:table-cell>
          <table:table-cell table:style-name="ce28" office:value-type="float" office:value="3133807.068" calcext:value-type="float">
            <text:p><text:s/>3,133,807 <text:s text:c="31"/></text:p>
          </table:table-cell>
          <table:table-cell table:style-name="ce34" office:value-type="float" office:value="3472309.228" calcext:value-type="float">
            <text:p><text:s/>3,472,309 <text:s text:c="31"/></text:p>
          </table:table-cell>
          <table:table-cell table:number-columns-repeated="1017"/>
        </table:table-row>
        <table:table-row table:style-name="ro4">
          <table:table-cell table:style-name="ce7"/>
          <table:table-cell table:style-name="ce14" office:value-type="string" calcext:value-type="string">
            <text:p>1 - 11月</text:p>
          </table:table-cell>
          <table:table-cell table:style-name="ce19"/>
          <table:table-cell table:style-name="ce24" office:value-type="float" office:value="40724505.044" calcext:value-type="float">
            <text:p><text:s/>40,724,505 <text:s text:c="31"/></text:p>
          </table:table-cell>
          <table:table-cell table:style-name="ce29" office:value-type="float" office:value="2275.81" calcext:value-type="float">
            <text:p><text:s/>2,276 <text:s text:c="31"/></text:p>
          </table:table-cell>
          <table:table-cell table:style-name="ce29" office:value-type="float" office:value="40722229.234" calcext:value-type="float">
            <text:p><text:s/>40,722,229 <text:s text:c="31"/></text:p>
          </table:table-cell>
          <table:table-cell table:style-name="ce35" office:value-type="float" office:value="40610443.263" calcext:value-type="float">
            <text:p><text:s/>40,610,443 <text:s text:c="31"/></text:p>
          </table:table-cell>
          <table:table-cell table:number-columns-repeated="1017"/>
        </table:table-row>
        <table:table-row table:style-name="ro5" table:number-rows-repeated="7">
          <table:table-cell table:number-columns-repeated="1024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RowStartCell" table:base-cell-address="$Page1.$A$1" table:cell-range-address="$Page1.$A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       </number:text>
    </number:number-style>
    <number:number-style style:name="N18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      </number:text>
    </number:number-style>
    <number:number-style style:name="N183">
      <number:text>-        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4">
      <number:text>- 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</loext:text>
      <loext:fill-character> </loext:fill-character>
      <number:number number:decimal-places="0" loext:min-decimal-places="0" number:min-integer-digits="1" number:grouping="true"/>
      <number:text>                                </number:text>
    </number:number-style>
    <number:number-style style:name="N18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                              </number:text>
    </number:number-style>
    <number:number-style style:name="N185">
      <number:text>-                                </number:text>
      <style:map style:condition="value()&gt;0" style:apply-style-name="N185P0"/>
      <style:map style:condition="value()&lt;0" style:apply-style-name="N18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原油供給與煉製</dc:title>
    <dc:subject>原油供給與煉製</dc:subject>
    <meta:keyword>能源統計月報</meta:keyword>
    <dc:description>原油供給與煉製</dc:description>
    <meta:initial-creator>國際合作與能源統計科</meta:initial-creator>
    <meta:creation-date>2012-04-19T10:44:34</meta:creation-date>
    <dc:creator>方文秀</dc:creator>
    <dc:date>2021-12-29T20:23:00</dc:date>
    <meta:print-date>2021-12-29T20:22:57</meta:print-date>
    <meta:document-statistic meta:table-count="1" meta:cell-count="230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